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3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6" style:family="paragraph" style:parent-style-name="Standard">
      <style:paragraph-properties fo:orphans="0" fo:widows="0"/>
      <style:text-properties style:font-name="Verdana" officeooo:paragraph-rsid="001fa08d"/>
    </style:style>
    <style:style style:name="P7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8" style:family="paragraph" style:parent-style-name="Standard">
      <style:text-properties style:font-name="Verdana" officeooo:paragraph-rsid="001fa08d"/>
    </style:style>
    <style:style style:name="P9" style:family="paragraph" style:parent-style-name="Standard">
      <style:text-properties style:font-name="Verdana" fo:language="de" fo:country="DE" officeooo:rsid="00326c35" officeooo:paragraph-rsid="00326c35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2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13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14" style:family="paragraph" style:parent-style-name="List">
      <style:paragraph-properties fo:text-align="justify" style:justify-single-word="false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17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style:font-name-asian="Calibri" style:font-size-asian="12pt" style:font-size-complex="12pt"/>
    </style:style>
    <style:style style:name="P18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19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20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1" style:family="paragraph" style:parent-style-name="List">
      <style:paragraph-properties fo:line-height="150%" fo:text-align="justify" style:justify-single-word="false"/>
      <style:text-properties officeooo:paragraph-rsid="00179a13"/>
    </style:style>
    <style:style style:name="P22" style:family="paragraph" style:parent-style-name="Heading">
      <style:paragraph-properties fo:text-align="justify" style:justify-single-word="false"/>
      <style:text-properties fo:color="#5983b0" loext:opacity="100%" style:font-name="Calibri" fo:font-size="18pt" fo:language="de" fo:country="DE" officeooo:rsid="00282f5c" officeooo:paragraph-rsid="00282f5c" style:font-size-asian="18pt" style:font-size-complex="18pt"/>
    </style:style>
    <style:style style:name="P23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24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rsid="00246195" officeooo:paragraph-rsid="00246195" style:font-size-asian="16pt" style:font-size-complex="16pt"/>
    </style:style>
    <style:style style:name="P25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/>
    </style:style>
    <style:style style:name="P26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 officeooo:paragraph-rsid="00179a13"/>
    </style:style>
    <style:style style:name="P27" style:family="paragraph" style:parent-style-name="Text_20_body">
      <style:paragraph-properties fo:text-align="justify" style:justify-single-word="false"/>
      <style:text-properties officeooo:paragraph-rsid="00392e07"/>
    </style:style>
    <style:style style:name="P28" style:family="paragraph" style:parent-style-name="Text_20_body">
      <style:paragraph-properties fo:text-align="justify" style:justify-single-word="false"/>
      <style:text-properties officeooo:paragraph-rsid="00399b89"/>
    </style:style>
    <style:style style:name="P29" style:family="paragraph" style:parent-style-name="Text_20_body">
      <style:paragraph-properties fo:text-align="justify" style:justify-single-word="false"/>
      <style:text-properties officeooo:paragraph-rsid="002a125a"/>
    </style:style>
    <style:style style:name="P30" style:family="paragraph" style:parent-style-name="Text_20_body">
      <style:paragraph-properties fo:text-align="justify" style:justify-single-word="false"/>
      <style:text-properties style:font-name="Calibri" fo:language="de" fo:country="DE" officeooo:paragraph-rsid="001cb571"/>
    </style:style>
    <style:style style:name="P31" style:family="paragraph" style:parent-style-name="Text_20_body">
      <style:paragraph-properties fo:text-align="justify" style:justify-single-word="false"/>
      <style:text-properties style:font-name="Calibri" fo:language="de" fo:country="DE" officeooo:paragraph-rsid="001de2aa"/>
    </style:style>
    <style:style style:name="P32" style:family="paragraph" style:parent-style-name="Text_20_body">
      <style:paragraph-properties fo:text-align="justify" style:justify-single-word="false"/>
      <style:text-properties fo:language="de" fo:country="DE" officeooo:rsid="00220853" officeooo:paragraph-rsid="00220853"/>
    </style:style>
    <style:style style:name="P33" style:family="paragraph" style:parent-style-name="Text_20_body">
      <style:paragraph-properties fo:text-align="justify" style:justify-single-word="false"/>
      <style:text-properties fo:color="#000000" loext:opacity="100%" style:font-name="Calibri" fo:language="en" fo:country="US" officeooo:rsid="00220853" officeooo:paragraph-rsid="00220853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language="de" fo:country="DE" style:font-name-asian="Calibri" style:font-size-asian="12pt" style:font-size-complex="12pt"/>
    </style:style>
    <style:style style:name="T9" style:family="text">
      <style:text-properties style:font-name="Calibri" fo:font-size="12pt" fo:language="de" fo:country="DE" officeooo:rsid="001ac166" style:font-name-asian="Calibri" style:font-size-asian="12pt" style:font-name-complex="Arial1" style:font-size-complex="12pt"/>
    </style:style>
    <style:style style:name="T10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2" style:family="text">
      <style:text-properties style:font-name="Calibri" fo:font-size="12pt" fo:language="en" fo:country="US" officeooo:rsid="001ac166" style:font-name-asian="Calibri" style:font-size-asian="12pt" style:font-name-complex="Arial1" style:font-size-complex="12pt"/>
    </style:style>
    <style:style style:name="T13" style:family="text">
      <style:text-properties style:font-name="Calibri" officeooo:rsid="003203fc"/>
    </style:style>
    <style:style style:name="T14" style:family="text">
      <style:text-properties style:font-name="Calibri" officeooo:rsid="0038a157"/>
    </style:style>
    <style:style style:name="T15" style:family="text">
      <style:text-properties style:font-name="Calibri" style:text-underline-style="none"/>
    </style:style>
    <style:style style:name="T16" style:family="text">
      <style:text-properties style:font-name="Calibri" officeooo:rsid="00392e07"/>
    </style:style>
    <style:style style:name="T17" style:family="text">
      <style:text-properties style:font-name="Calibri" fo:language="de" fo:country="DE" officeooo:rsid="00392e07"/>
    </style:style>
    <style:style style:name="T18" style:family="text">
      <style:text-properties style:font-name="Calibri" fo:language="de" fo:country="DE" officeooo:rsid="00399b89"/>
    </style:style>
    <style:style style:name="T19" style:family="text">
      <style:text-properties fo:color="#000000" loext:opacity="100%" officeooo:rsid="00179a13"/>
    </style:style>
    <style:style style:name="T20" style:family="text">
      <style:text-properties fo:color="#000000" loext:opacity="100%" style:font-name="Calibri" fo:font-size="12pt" fo:language="de" fo:country="DE" officeooo:rsid="002a125a" style:font-size-asian="12pt" style:font-size-complex="12pt"/>
    </style:style>
    <style:style style:name="T21" style:family="text">
      <style:text-properties fo:color="#000000" loext:opacity="100%" style:font-name="Calibri" fo:font-size="12pt" fo:language="de" fo:country="DE" officeooo:rsid="002b9a16" style:font-size-asian="12pt" style:font-size-complex="12pt"/>
    </style:style>
    <style:style style:name="T22" style:family="text">
      <style:text-properties fo:color="#000000" loext:opacity="100%" style:font-name="Calibri" fo:font-size="12pt" fo:language="de" fo:country="DE" officeooo:rsid="002c42ee" style:font-size-asian="12pt" style:font-size-complex="12pt"/>
    </style:style>
    <style:style style:name="T23" style:family="text">
      <style:text-properties fo:color="#000000" loext:opacity="100%" style:font-name="Calibri" fo:font-size="12pt" fo:language="de" fo:country="DE" officeooo:rsid="003203fc" style:font-size-asian="12pt" style:font-size-complex="12pt"/>
    </style:style>
    <style:style style:name="T24" style:family="text">
      <style:text-properties fo:color="#000000" loext:opacity="100%" style:font-name="Calibri" fo:font-size="12pt" fo:language="de" fo:country="DE" officeooo:rsid="00343579" style:font-size-asian="12pt" style:font-size-complex="12pt"/>
    </style:style>
    <style:style style:name="T25" style:family="text">
      <style:text-properties fo:color="#000000" loext:opacity="100%" style:font-name="Calibri" fo:font-size="12pt" fo:language="de" fo:country="DE" officeooo:rsid="0035234f" style:font-size-asian="12pt" style:font-size-complex="12pt"/>
    </style:style>
    <style:style style:name="T26" style:family="text">
      <style:text-properties fo:color="#000000" loext:opacity="100%" style:font-name="Calibri" fo:language="en" fo:country="US" officeooo:rsid="002fb5dd"/>
    </style:style>
    <style:style style:name="T27" style:family="text">
      <style:text-properties fo:color="#000000" loext:opacity="100%" style:font-name="Calibri" fo:language="de" fo:country="DE" officeooo:rsid="00326c35"/>
    </style:style>
    <style:style style:name="T28" style:family="text">
      <style:text-properties fo:color="#000000" loext:opacity="100%" style:font-name="Calibri" fo:language="de" fo:country="DE" officeooo:rsid="003a8112"/>
    </style:style>
    <style:style style:name="T29" style:family="text">
      <style:text-properties fo:language="en" fo:country="US" officeooo:rsid="001ac166"/>
    </style:style>
    <style:style style:name="T30" style:family="text">
      <style:text-properties fo:language="en" fo:country="US" fo:background-color="transparent" loext:char-shading-value="0"/>
    </style:style>
    <style:style style:name="T31" style:family="text">
      <style:text-properties fo:language="en" fo:country="US" officeooo:rsid="001de2aa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language="de" fo:country="DE"/>
    </style:style>
    <style:style style:name="T34" style:family="text">
      <style:text-properties fo:language="de" fo:country="DE" officeooo:rsid="00326c35"/>
    </style:style>
    <style:style style:name="T35" style:family="text">
      <style:text-properties fo:language="de" fo:country="DE" officeooo:rsid="0038a157"/>
    </style:style>
    <style:style style:name="T36" style:family="text">
      <style:text-properties fo:language="de" fo:country="DE" style:text-underline-style="none"/>
    </style:style>
    <style:style style:name="T37" style:family="text">
      <style:text-properties fo:language="de" fo:country="DE" officeooo:rsid="003a86b6"/>
    </style:style>
    <style:style style:name="T38" style:family="text">
      <style:text-properties officeooo:rsid="00282f5c"/>
    </style:style>
    <style:style style:name="T39" style:family="text">
      <style:text-properties officeooo:rsid="002fb5dd"/>
    </style:style>
    <style:style style:name="T40" style:family="text">
      <style:text-properties officeooo:rsid="00326c35"/>
    </style:style>
    <style:style style:name="T4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biturjahrgang 20xx/20xx</text:p>
      <text:p text:style-name="P1"/>
      <text:p text:style-name="P1">Gymnasium Schloss Neubeuern</text:p>
      <text:p text:style-name="P2"/>
      <text:p text:style-name="P2"/>
      <text:p text:style-name="P4">Seminararbeit</text:p>
      <text:p text:style-name="P4"/>
      <text:p text:style-name="P8">aus dem Seminar</text:p>
      <text:p text:style-name="P8"/>
      <text:p text:style-name="P8"/>
      <text:p text:style-name="P8">........................................…..........................................................</text:p>
      <text:p text:style-name="P8"/>
      <text:p text:style-name="P8"/>
      <text:p text:style-name="P8"/>
      <text:p text:style-name="P8"/>
      <text:p text:style-name="P8">Thema: </text:p>
      <text:p text:style-name="P8"/>
      <text:p text:style-name="P8"/>
      <text:p text:style-name="P9">Doping im Leistungsport</text:p>
      <text:p text:style-name="P8"/>
      <text:p text:style-name="P8"/>
      <text:p text:style-name="P8"/>
      <text:p text:style-name="P8">Verfasser: <text:span text:style-name="T34">Lingyun Yang</text:span></text:p>
      <text:p text:style-name="P8"/>
      <text:p text:style-name="P8">Kursleiter: <text:span text:style-name="T34">Mihael Zovko</text:span></text:p>
      <text:p text:style-name="P8"/>
      <text:p text:style-name="P8"/>
      <text:p text:style-name="P8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">Bewertung</text:p>
          </table:table-cell>
          <table:table-cell table:style-name="表格1.A1" office:value-type="string">
            <text:p text:style-name="P5">Punkte</text:p>
          </table:table-cell>
          <table:table-cell table:style-name="表格1.A1" office:value-type="string">
            <text:p text:style-name="P5">Notenstufe in Worten</text:p>
          </table:table-cell>
        </table:table-row>
        <table:table-row table:style-name="表格1.2">
          <table:table-cell table:style-name="表格1.A1" office:value-type="string">
            <text:p text:style-name="P6">schriftliche Arbeit</text:p>
          </table:table-cell>
          <table:table-cell table:style-name="表格1.A1" office:value-type="string">
            <text:p text:style-name="P11">3 -</text:p>
          </table:table-cell>
          <table:table-cell table:style-name="表格1.A1" office:value-type="string">
            <text:p text:style-name="P11">befriedigend</text:p>
          </table:table-cell>
        </table:table-row>
        <table:table-row table:style-name="表格1.3">
          <table:table-cell table:style-name="表格1.A1" office:value-type="string">
            <text:p text:style-name="P6">Abschlusspräsentation</text:p>
          </table:table-cell>
          <table:table-cell table:style-name="表格1.A1" office:value-type="string">
            <text:p text:style-name="P10"><text:span text:style-name="T32">2</text:span> </text:p>
          </table:table-cell>
          <table:table-cell table:style-name="表格1.A1" office:value-type="string">
            <text:p text:style-name="P11">gut</text:p>
          </table:table-cell>
        </table:table-row>
        <table:table-row table:style-name="表格1.3">
          <table:table-cell table:style-name="表格1.A1" office:value-type="string">
            <text:p text:style-name="P6">Gesamtleistung in der Seminararbeit (doppelte Wertung)</text:p>
          </table:table-cell>
          <table:table-cell table:style-name="表格1.A1" office:value-type="string">
            <text:p text:style-name="P11"/>
          </table:table-cell>
          <table:table-cell table:style-name="表格1.A1" office:value-type="string">
            <text:p text:style-name="P11"/>
          </table:table-cell>
        </table:table-row>
      </table:table>
      <text:p text:style-name="P8"/>
      <text:p text:style-name="P7"/>
      <text:p text:style-name="P7"/>
      <text:p text:style-name="P7"/>
      <text:p text:style-name="P8">........................................................</text:p>
      <text:p text:style-name="P8">(Unterschrift des Kursleiters)</text:p>
      <text:p text:style-name="P12"/>
      <text:p text:style-name="P12"/>
      <text:p text:style-name="P12">Abgabe im Sekretariat am <text:span text:style-name="T34">14.05.2021</text:span></text:p>
      <text:p text:style-name="P16"><text:soft-page-break/>Inhaltsverzeichnis</text:p>
      <text:p text:style-name="P25"/>
      <text:p text:style-name="P17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17"><text:tab/>1.1 Geschichtliche Hintergrund……………………………………………………………………………..<text:span text:style-name="T6">3</text:span></text:p>
      <text:p text:style-name="P21"><text:span text:style-name="T8"><text:tab/>1.2 </text:span><text:span text:style-name="T9">Aktuelle</text:span><text:span text:style-name="T12"> Situation……………………………</text:span><text:span text:style-name="T10">.………………………………………………………………</text:span><text:span text:style-name="T11">3</text:span></text:p>
      <text:p text:style-name="P18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18"><text:tab/>2.1 Funktionsweise<text:span text:style-name="T3">……………………………………..…………………………………………………………</text:span><text:span text:style-name="T4">3</text:span></text:p>
      <text:p text:style-name="P18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18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18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18"><text:tab/>3.2 Langfristige psychologische Probleme..<text:span text:style-name="T3">……………………………………………………………</text:span><text:span text:style-name="T4">3</text:span></text:p>
      <text:p text:style-name="P18"><text:tab/>3.3 Regeneration nach Dopinganwendungen………<text:span text:style-name="T3">………………………………………………..</text:span><text:span text:style-name="T4">3</text:span></text:p>
      <text:p text:style-name="P19"><text:span text:style-name="T30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18"><text:span text:style-name="T29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18"><text:tab/><text:span text:style-name="T29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18"><text:tab/><text:span text:style-name="T29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1. Einleitung</text:p>
      <text:p text:style-name="P24"><text:span text:style-name="T38">1</text:span>.<text:span text:style-name="T38">1 Geschichtliche Hintergrund</text:span> </text:p>
      <text:p text:style-name="P29"><text:span text:style-name="T20">Anders als viele glaubt, </text:span><text:span text:style-name="T21">Doping-Technik ist nicht erst in 20. Jahrhundert entstanden. Eigentlich, Doping-technik hat mehrmals längere Geschichte als Olympische Spiele. </text:span><text:span text:style-name="T22">Der Fall im Jahr 1807 von Abraham Wood mit Opiumtinkur wird oft als der erste modernes <text:s/>Doping-Fall beschrieben, auch wenn der Abraham eigentlich wegen Bauchschmerz gar nicht teilgenommen hat. </text:span><text:span text:style-name="T23">[10][11] </text:span><text:span text:style-name="T24">Wie auch immer, ab der Zeitpunkt sieht man schon, dass Doping wurde noch nicht als etwas negatives gesehen. Nein, nicht nur so, die gedopte Sportler </text:span><text:span text:style-name="T25">mit Goldmedaillen </text:span><text:span text:style-name="T24">wurde nicht als negative Beispiel gesehen, sonder als </text:span><text:span text:style-name="T25">Vorläufer von neue Technik gesehen, und somit entstehen immer mehr und mehr Dopingmethode bis zu 1960. </text:span></text:p>
      <text:p text:style-name="P23"><text:span text:style-name="T6">Literatur</text:span>verzeichnis</text:p>
      <text:p text:style-name="P26"/>
      <text:p text:style-name="P30"><text:span text:style-name="T19">[1] </text:span>Dopingmittel – Geschichte, Nachweise, Entwicklungen; unter besonderer Berücksichtigung der DDR. Haupt, Oliver; Friedrich, Christoph. Stuttgart: Wissensc haftliche Verlagsgesellschaft mbH. <text:span text:style-name="T31">(2017)</text:span></text:p>
      <text:p text:style-name="P31"><text:span text:style-name="T19">[2] </text:span>Die Doping-Generation; reine Leistung statt Spritzensport. Keplinger, Andrea; Hafner, George. München: Richard Pflaum Verlag GmbH &amp; Co. KG. (2020)</text:p>
      <text:p text:style-name="P31"><text:span text:style-name="T19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31"><text:span text:style-name="T19">[4] </text:span>Nationaler Anti-Doping-Code. Nationale Anti-Doping-Agentur Deutschland. Aachen [u.a.]: Meyer &amp; Meyer. (2010)</text:p>
      <text:p text:style-name="P31"><text:span text:style-name="T19">[5] </text:span>Sport und Ernährung; wissenschaftlich basierte Empfehlungen, Tipps und Ernährungspläne für die Praxis. Raschka, Christoph; Ruf, Stephanie. Stuttgart; New York: Georg Thieme Verlag. (2018)</text:p>
      <text:p text:style-name="P32"><text:span text:style-name="T7">[7] </text:span><text:span text:style-name="T13">Josh Levs, Lance Armstrong’s epic downfall, <text:s text:c="2"/></text:span><text:a xlink:type="simple" xlink:href="https://edition.cnn.com/2012/10/22/sport/lance-armstrong-controversy/" text:style-name="Internet_20_link" text:visited-style-name="Visited_20_Internet_20_Link"><text:span text:style-name="T15">https://edition.cnn.com/2012/10/22/sport/lance-armstrong-controversy/</text:span></text:a><text:span text:style-name="T7">, Zugriff am 08.05.2021， </text:span><text:span text:style-name="T14">letzte Aktualisierung am 22.10.2012</text:span></text:p>
      <text:p text:style-name="P33"><text:span text:style-name="T33">[8] </text:span><text:a xlink:type="simple" xlink:href="http://news.bbc.co.uk/2/hi/europe/4341045.stm" text:style-name="Internet_20_link" text:visited-style-name="Visited_20_Internet_20_Link"><text:span text:style-name="T41">http://news.bbc.co.uk/2/hi/europe/4341045.stm</text:span></text:a><text:span text:style-name="T33">, Zugriff am 09.05.2021, </text:span><text:span text:style-name="T35">letzte Aktualisierung am 13.03.2005</text:span></text:p>
      <text:p text:style-name="P33">[9] <text:span text:style-name="T40">Laudanum, </text:span><text:a xlink:type="simple" xlink:href="https://www.sciencedirect.com/topics/neuroscience/laudanum" text:style-name="Internet_20_link" text:visited-style-name="Visited_20_Internet_20_Link"><text:span text:style-name="T36">https://www.sciencedirect.com/topics/neuroscience/laudanum</text:span></text:a>, <text:span text:style-name="T39">Zugriff am 13.05.2021</text:span><text:span text:style-name="T35">, </text:span><text:span text:style-name="T37">mehrere Artikel enthalten</text:span></text:p>
      <text:p text:style-name="P27"><text:soft-page-break/><text:span text:style-name="T26">[10] </text:span><text:span text:style-name="T7">Pedestrianism; Or, An Account of the Performances of Celebrated Pedestrians During the Last and Present Century: With a Full Narrative of Captain Barclay's Public and Private Matches; and an Essay on Training, </text:span><text:span text:style-name="T27">Walter Thom,</text:span><text:span text:style-name="T7"> </text:span><text:span text:style-name="T18">London: D. chalmers and co. </text:span><text:span text:style-name="T16">(</text:span><text:span text:style-name="T17">1813</text:span><text:span text:style-name="T16">), </text:span><text:a xlink:type="simple" xlink:href="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" text:style-name="Internet_20_link" text:visited-style-name="Visited_20_Internet_20_Link"><text:span text:style-name="T36">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</text:span></text:a><text:span text:style-name="T26">,</text:span><text:span text:style-name="T28"> Digitalisiert am 02.03.2015,</text:span><text:span text:style-name="T26"> Zugriff am 13.05.2021</text:span></text:p>
      <text:p text:style-name="P28"><text:span text:style-name="T26">[11] </text:span><text:span text:style-name="T7">Running Through the Ages, 2d ed. , </text:span><text:span text:style-name="T27">Edward S. Sears, </text:span><text:span text:style-name="T28">USA: McFarland &amp; Company, Inc. <text:s text:c="2"/>(2015), </text:span><text:a xlink:type="simple" xlink:href="https://books.google.co.uk/books?id=UMDeCQAAQBAJ&amp;dq=barclay+vs+wood+pedestrians" text:style-name="Internet_20_link" text:visited-style-name="Visited_20_Internet_20_Link"><text:span text:style-name="T41">https://books.google.co.uk/books?id=UMDeCQAAQBAJ&amp;dq=barclay+vs+wood+pedestrians</text:span></text:a><text:span text:style-name="T26">, </text:span><text:span text:style-name="T28">Digitalisiert beim Ausgabe, </text:span><text:span text:style-name="T26">Zugriff am 13.05.2021</text:span></text:p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6-11T15:42:15.304000000</dc:date>
    <meta:editing-duration>PT10H28M28S</meta:editing-duration>
    <meta:editing-cycles>12</meta:editing-cycles>
    <meta:generator>LibreOffice/7.1.1.2$Windows_X86_64 LibreOffice_project/fe0b08f4af1bacafe4c7ecc87ce55bb426164676</meta:generator>
    <meta:document-statistic meta:table-count="1" meta:image-count="0" meta:object-count="0" meta:page-count="4" meta:paragraph-count="51" meta:word-count="420" meta:character-count="4350" meta:non-whitespace-character-count="3963"/>
  </office:meta>
</office:document-meta>
</file>